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661in"/>
    </style:style>
    <style:style style:name="co2" style:family="table-column">
      <style:table-column-properties fo:break-before="auto" style:column-width="1.045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0839in"/>
    </style:style>
    <style:style style:name="co5" style:family="table-column">
      <style:table-column-properties fo:break-before="auto" style:column-width="0.5193in"/>
    </style:style>
    <style:style style:name="co6" style:family="table-column">
      <style:table-column-properties fo:break-before="auto" style:column-width="0.64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9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cell-protect="protected" style:print-content="true" fo:background-color="transparent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cell-protect="protected" style:print-content="tru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ext-properties style:font-name="FreeMono"/>
    </style:style>
    <style:style style:name="ce21" style:family="table-cell" style:parent-style-name="Default">
      <style:table-cell-properties style:rotation-align="none"/>
      <style:text-properties style:font-name="FreeMono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cell-protect="protected" style:print-content="tru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cell-protect="none" style:print-content="true" fo:background-color="transparent" fo:border-left="none" fo:border-right="none" style:rotation-align="none" fo:border-top="none"/>
      <style:text-properties style:font-name="FreeMono"/>
    </style:style>
    <style:style style:name="ce14" style:family="table-cell" style:parent-style-name="Default" style:data-style-name="N4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cell-protect="protected" style:print-content="tru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4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ext-properties style:font-name="FreeMono"/>
    </style:style>
    <style:style style:name="ce36" style:family="table-cell" style:parent-style-name="Default" style:data-style-name="N125">
      <style:table-cell-properties style:rotation-align="none"/>
      <style:text-properties style:font-name="FreeMono"/>
    </style:style>
    <style:style style:name="ce53" style:family="table-cell" style:parent-style-name="Default">
      <style:table-cell-properties fo:background-color="transparent" style:rotation-align="none"/>
      <style:text-properties style:font-name="FreeMono"/>
    </style:style>
    <style:style style:name="ce39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FSC-LIM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visibility="collapse" table:default-cell-style-name="ce21"/>
        <table:table-column table:style-name="co2" table:default-cell-style-name="ce21"/>
        <table:table-column table:style-name="co4" table:default-cell-style-name="ce21"/>
        <table:table-column table:style-name="co5" table:default-cell-style-name="ce36"/>
        <table:table-column table:style-name="co6" table:default-cell-style-name="ce21"/>
        <table:table-column table:style-name="co7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48"/>
          <table:covered-table-cell table:number-columns-repeated="2" table:style-name="ce5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48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08000000, 4K @0x01800000, 3.5K @0x01000000</text:p>
          </table:table-cell>
          <table:covered-table-cell table:number-columns-repeated="4" table:style-name="ce4"/>
          <table:covered-table-cell table:style-name="ce48"/>
          <table:covered-table-cell table:number-columns-repeated="2" table:style-name="ce53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48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 @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loa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BOOT <text:s/>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6]+[.B6]*1024" office:value-type="float" office:value="134225920" calcext:value-type="float">
            <text:p>134225920</text:p>
          </table:table-cell>
          <table:table-cell table:style-name="ce24" table:formula="of:=CONCATENATE(&quot;0x&quot;;DEC2HEX([.C7];8))" office:value-type="string" office:string-value="0x08002000" calcext:value-type="string">
            <text:p>0x08002000</text:p>
          </table:table-cell>
          <table:table-cell table:style-name="ce24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4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7]+[.B7]*1024" office:value-type="float" office:value="134242304" calcext:value-type="float">
            <text:p>134242304</text:p>
          </table:table-cell>
          <table:table-cell table:style-name="ce24" table:formula="of:=CONCATENATE(&quot;0x&quot;;DEC2HEX([.C8];8))" office:value-type="string" office:string-value="0x08006000" calcext:value-type="string">
            <text:p>0x08006000</text:p>
          </table:table-cell>
          <table:table-cell table:style-name="ce24"/>
          <table:table-cell table:style-name="ce30" table:formula="of:=IF(AND(LOG([.B8];2)=TRUNC(LOG([.B8];2)); MOD([.C8];[.B8]*1024)=0); &quot;&quot;; &quot;!&quot;)" office:value-type="string" office:string-value="!" calcext:value-type="string">
            <text:p>!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8]+[.B8]*1024" office:value-type="float" office:value="134258688" calcext:value-type="float">
            <text:p>134258688</text:p>
          </table:table-cell>
          <table:table-cell table:style-name="ce24" table:formula="of:=CONCATENATE(&quot;0x&quot;;DEC2HEX([.C9];8))" office:value-type="string" office:string-value="0x0800A000" calcext:value-type="string">
            <text:p>0x0800A000</text:p>
          </table:table-cell>
          <table:table-cell table:style-name="ce24"/>
          <table:table-cell table:style-name="ce30" table:formula="of:=IF(AND(LOG([.B9];2)=TRUNC(LOG([.B9];2)); MOD([.C9];[.B9]*1024)=0); &quot;&quot;; &quot;!&quot;)" office:value-type="string" office:string-value="!" calcext:value-type="string">
            <text:p>!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2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9]+[.B9]*1024" office:value-type="float" office:value="134275072" calcext:value-type="float">
            <text:p>134275072</text:p>
          </table:table-cell>
          <table:table-cell table:style-name="ce24" table:formula="of:=CONCATENATE(&quot;0x&quot;;DEC2HEX([.C10];8))" office:value-type="string" office:string-value="0x0800E000" calcext:value-type="string">
            <text:p>0x0800E000</text:p>
          </table:table-cell>
          <table:table-cell table:style-name="ce24"/>
          <table:table-cell table:style-name="ce30" table:formula="of:=IF(AND(LOG([.B10];2)=TRUNC(LOG([.B10];2)); MOD([.C10];[.B10]*1024)=0); &quot;&quot;; &quot;!&quot;)" office:value-type="string" office:string-value="!" calcext:value-type="string">
            <text:p>!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 load</text:p>
          </table:table-cell>
          <table:table-cell table:style-name="ce17" office:value-type="float" office:value="184" calcext:value-type="float">
            <text:p>184</text:p>
          </table:table-cell>
          <table:table-cell table:style-name="ce16" table:formula="of:=[.C10]+[.B10]*1024" office:value-type="float" office:value="134291456" calcext:value-type="float">
            <text:p>134291456</text:p>
          </table:table-cell>
          <table:table-cell table:style-name="ce24" table:formula="of:=CONCATENATE(&quot;0x&quot;;DEC2HEX([.C11];8))" office:value-type="string" office:string-value="0x08012000" calcext:value-type="string">
            <text:p>0x08012000</text:p>
          </table:table-cell>
          <table:table-cell table:style-name="ce24"/>
          <table:table-cell table:style-name="ce30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256" calcext:value-type="float">
            <text:p>256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 table:number-columns-repeated="2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OOT <text:s/>data (overlay)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HEX2DEC(SUBSTITUTE([.D15];&quot;0x&quot;;&quot;&quot;))" office:value-type="float" office:value="134479872" calcext:value-type="float">
            <text:p>134479872</text:p>
          </table:table-cell>
          <table:table-cell table:style-name="ce40" office:value-type="string" calcext:value-type="string">
            <text:p>0x0804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1" office:value-type="string" calcext:value-type="string">
            <text:p>ZONE4 data (overlay)</text:p>
          </table:table-cell>
          <table:table-cell table:style-name="ce28" office:value-type="float" office:value="8" calcext:value-type="float">
            <text:p>8</text:p>
          </table:table-cell>
          <table:table-cell table:style-name="ce34" table:formula="of:=[.C15]" office:value-type="float" office:value="134479872" calcext:value-type="float">
            <text:p>134479872</text:p>
          </table:table-cell>
          <table:table-cell table:style-name="ce41" table:formula="of:=CONCATENATE(&quot;0x&quot;;DEC2HEX([.C16];8))" office:value-type="string" office:string-value="0x08040000" calcext:value-type="string">
            <text:p>0x08040000</text:p>
          </table:table-cell>
          <table:table-cell table:style-name="ce24"/>
          <table:table-cell table:style-name="ce30" table:formula="of:=IF(AND(LOG([.B16];2)=TRUNC(LOG([.B16];2)); MOD([.C16];[.B16]*1024)=0); &quot;&quot;; &quot;!&quot;)">
            <text:p/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3 data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16]+[.B16]*1024" office:value-type="float" office:value="134488064" calcext:value-type="float">
            <text:p>134488064</text:p>
          </table:table-cell>
          <table:table-cell table:style-name="ce24" table:formula="of:=CONCATENATE(&quot;0x&quot;;DEC2HEX([.C17];8))" office:value-type="string" office:string-value="0x08042000" calcext:value-type="string">
            <text:p>0x08042000</text:p>
          </table:table-cell>
          <table:table-cell table:style-name="ce24"/>
          <table:table-cell table:style-name="ce30" table:formula="of:=IF(AND(LOG([.B17];2)=TRUNC(LOG([.B17];2)); MOD([.C17];[.B17]*1024)=0); &quot;&quot;; &quot;!&quot;)">
            <text:p/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2 data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17]+[.B17]*1024" office:value-type="float" office:value="134496256" calcext:value-type="float">
            <text:p>134496256</text:p>
          </table:table-cell>
          <table:table-cell table:style-name="ce24" table:formula="of:=CONCATENATE(&quot;0x&quot;;DEC2HEX([.C18];8))" office:value-type="string" office:string-value="0x08044000" calcext:value-type="string">
            <text:p>0x08044000</text:p>
          </table:table-cell>
          <table:table-cell table:style-name="ce24"/>
          <table:table-cell table:style-name="ce30" table:formula="of:=IF(AND(LOG([.B18];2)=TRUNC(LOG([.B18];2)); MOD([.C18];[.B18]*1024)=0); &quot;&quot;; &quot;!&quot;)">
            <text:p/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1 data</text:p>
          </table:table-cell>
          <table:table-cell table:style-name="ce17" office:value-type="float" office:value="136" calcext:value-type="float">
            <text:p>136</text:p>
          </table:table-cell>
          <table:table-cell table:style-name="ce16" table:formula="of:=[.C18]+[.B18]*1024" office:value-type="float" office:value="134504448" calcext:value-type="float">
            <text:p>134504448</text:p>
          </table:table-cell>
          <table:table-cell table:style-name="ce24" table:formula="of:=CONCATENATE(&quot;0x&quot;;DEC2HEX([.C19];8))" office:value-type="string" office:string-value="0x08046000" calcext:value-type="string">
            <text:p>0x08046000</text:p>
          </table:table-cell>
          <table:table-cell table:style-name="ce24"/>
          <table:table-cell table:style-name="ce30" table:formula="of:=IF(AND(LOG([.B19];2)=TRUNC(LOG([.B19];2)); MOD([.C19];[.B19]*1024)=0); &quot;&quot;; &quot;!&quot;)" office:value-type="string" office:string-value="!" calcext:value-type="string">
            <text:p>!</text:p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HART1 data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19]+[.B19]*1024" office:value-type="float" office:value="134643712" calcext:value-type="float">
            <text:p>134643712</text:p>
          </table:table-cell>
          <table:table-cell table:style-name="ce24" table:formula="of:=CONCATENATE(&quot;0x&quot;;DEC2HEX([.C20];8))" office:value-type="string" office:string-value="0x08068000" calcext:value-type="string">
            <text:p>0x08068000</text:p>
          </table:table-cell>
          <table:table-cell table:style-name="ce24"/>
          <table:table-cell table:style-name="ce30" table:formula="of:=IF(AND(LOG([.B20];2)=TRUNC(LOG([.B20];2)); MOD([.C20];[.B20]*1024)=0); &quot;&quot;; &quot;!&quot;)" office:value-type="string" office:string-value="!" calcext:value-type="string">
            <text:p>!</text:p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HART2 data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20]+[.B20]*1024" office:value-type="float" office:value="134668288" calcext:value-type="float">
            <text:p>134668288</text:p>
          </table:table-cell>
          <table:table-cell table:style-name="ce24" table:formula="of:=CONCATENATE(&quot;0x&quot;;DEC2HEX([.C21];8))" office:value-type="string" office:string-value="0x0806E000" calcext:value-type="string">
            <text:p>0x0806E000</text:p>
          </table:table-cell>
          <table:table-cell table:style-name="ce24"/>
          <table:table-cell table:style-name="ce30" table:formula="of:=IF(AND(LOG([.B21];2)=TRUNC(LOG([.B21];2)); MOD([.C21];[.B21]*1024)=0); &quot;&quot;; &quot;!&quot;)" office:value-type="string" office:string-value="!" calcext:value-type="string">
            <text:p>!</text:p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HART3 data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21]+[.B21]*1024" office:value-type="float" office:value="134692864" calcext:value-type="float">
            <text:p>134692864</text:p>
          </table:table-cell>
          <table:table-cell table:style-name="ce24" table:formula="of:=CONCATENATE(&quot;0x&quot;;DEC2HEX([.C22];8))" office:value-type="string" office:string-value="0x08074000" calcext:value-type="string">
            <text:p>0x08074000</text:p>
          </table:table-cell>
          <table:table-cell table:style-name="ce24"/>
          <table:table-cell table:style-name="ce30" table:formula="of:=IF(AND(LOG([.B22];2)=TRUNC(LOG([.B22];2)); MOD([.C22];[.B22]*1024)=0); &quot;&quot;; &quot;!&quot;)" office:value-type="string" office:string-value="!" calcext:value-type="string">
            <text:p>!</text:p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HART4 data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22]+[.B22]*1024" office:value-type="float" office:value="134717440" calcext:value-type="float">
            <text:p>134717440</text:p>
          </table:table-cell>
          <table:table-cell table:style-name="ce24" table:formula="of:=CONCATENATE(&quot;0x&quot;;DEC2HEX([.C23];8))" office:value-type="string" office:string-value="0x0807A000" calcext:value-type="string">
            <text:p>0x0807A000</text:p>
          </table:table-cell>
          <table:table-cell table:style-name="ce24"/>
          <table:table-cell table:style-name="ce30" table:formula="of:=IF(AND(LOG([.B23];2)=TRUNC(LOG([.B23];2)); MOD([.C23];[.B23]*1024)=0); &quot;&quot;; &quot;!&quot;)" office:value-type="string" office:string-value="!" calcext:value-type="string">
            <text:p>!</text:p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6:.B23])" office:value-type="float" office:value="256" calcext:value-type="float">
            <text:p>256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20" table:number-columns-repeated="5"/>
          <table:table-cell table:style-name="ce31"/>
          <table:table-cell table:style-name="ce20" table:number-columns-repeated="1018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prog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7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7:.B27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48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data</text:p>
          </table:table-cell>
          <table:table-cell table:style-name="ce14" office:value-type="float" office:value="2.5" calcext:value-type="float">
            <text:p>2.50</text:p>
          </table:table-cell>
          <table:table-cell table:style-name="ce16" table:formula="of:=HEX2DEC(SUBSTITUTE([.D31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/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ipc</text:p>
          </table:table-cell>
          <table:table-cell table:style-name="ce38" office:value-type="float" office:value="1" calcext:value-type="float">
            <text:p>1</text:p>
          </table:table-cell>
          <table:table-cell table:style-name="ce16" table:formula="of:=[.C31]+[.B31]*1024" office:value-type="float" office:value="16779776" calcext:value-type="float">
            <text:p>16779776</text:p>
          </table:table-cell>
          <table:table-cell table:style-name="ce24" table:formula="of:=CONCATENATE(&quot;0x&quot;;DEC2HEX([.C32];8))" office:value-type="string" office:string-value="0x01000A00" calcext:value-type="string">
            <text:p>0x01000A00</text:p>
          </table:table-cell>
          <table:table-cell table:style-name="ce24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31:.B32])" office:value-type="float" office:value="3.5" calcext:value-type="float">
            <text:p>3.5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0:32:24.775903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2-02-20T11:11:10.443334892</dc:date>
    <meta:editing-cycles>122</meta:editing-cycles>
    <meta:editing-duration>P1DT7H50M15S</meta:editing-duration>
    <meta:generator>LibreOffice/7.0.4.2$Linux_X86_64 LibreOffice_project/00$Build-2</meta:generator>
    <meta:document-statistic meta:table-count="1" meta:cell-count="110" meta:object-count="0"/>
  </office:meta>
</office:document-meta>
</file>